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 office:value-type="string" calcext:value-type="string">
            <text:p>Studen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rentz Bethany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phie Bauman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illiam Beecham jam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rady Nadea Zhane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van Ca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atelyn Ca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cheal Cheng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eorge Delp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tthew Dent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hakal Aashis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rain Abe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guibar Pauli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ohn William Emers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niel Gomez carl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enneth Green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aggard ethan Corb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alder sushmit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udson Harget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imed Tah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ipskind Aust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ulihan Jam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ames Ki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imsanboev Bekzod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ngendoen Noah Patric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im Kayly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rtinez Brad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cgee madison Elizabe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claughlin Jare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ller Jacob Benjam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uyen Christina M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uyen Hanna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uyen Bae ki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rtiz Elliz Yohelvi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terson jarret Tayl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ham Minh Du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otter Maureen li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ardon Kathry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li Ross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loni Jaromi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imanonok max Steve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wetman Joseph Byron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oussaint Kay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ra Michel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ran Justin 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ndygriff Colt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illiams Jacob Kendric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ker Yat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hou Youkai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10:53:09.798411504</meta:creation-date>
    <dc:date>2024-04-17T00:03:03.133599422</dc:date>
    <meta:editing-duration>PT12H59M27S</meta:editing-duration>
    <meta:editing-cycles>2</meta:editing-cycles>
    <meta:generator>LibreOffice/7.3.7.2$Linux_X86_64 LibreOffice_project/30$Build-2</meta:generator>
    <meta:document-statistic meta:table-count="1" meta:cell-count="67" meta:object-count="0"/>
  </office:meta>
</office:document-meta>
</file>